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5906" officeooo:paragraph-rsid="00115906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4pt" fo:font-weight="bold" officeooo:rsid="00115906" officeooo:paragraph-rsid="00115906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Droid Serif" officeooo:rsid="00115906" officeooo:paragraph-rsid="00115906"/>
    </style:style>
    <style:style style:name="P4" style:family="paragraph" style:parent-style-name="Standard">
      <style:text-properties style:font-name="Droid Serif" officeooo:rsid="00117085" officeooo:paragraph-rsid="00117085"/>
    </style:style>
    <style:style style:name="P5" style:family="paragraph" style:parent-style-name="Standard">
      <style:text-properties style:font-name="Droid Serif" officeooo:rsid="0012335b" officeooo:paragraph-rsid="0012335b"/>
    </style:style>
    <style:style style:name="P6" style:family="paragraph" style:parent-style-name="Standard">
      <style:text-properties style:font-name="Droid Serif" officeooo:rsid="001390bd" officeooo:paragraph-rsid="001390bd"/>
    </style:style>
    <style:style style:name="P7" style:family="paragraph" style:parent-style-name="Standard">
      <style:text-properties style:font-name="Droid Serif" officeooo:rsid="001390bd" officeooo:paragraph-rsid="0017cb79"/>
    </style:style>
    <style:style style:name="P8" style:family="paragraph" style:parent-style-name="Standard">
      <style:text-properties style:font-name="Droid Serif" officeooo:rsid="001390bd" officeooo:paragraph-rsid="00149f66"/>
    </style:style>
    <style:style style:name="P9" style:family="paragraph" style:parent-style-name="Standard">
      <style:text-properties style:font-name="Droid Serif" officeooo:rsid="00145a5b" officeooo:paragraph-rsid="00145a5b"/>
    </style:style>
    <style:style style:name="P10" style:family="paragraph" style:parent-style-name="Standard">
      <style:text-properties style:font-name="Droid Serif" officeooo:rsid="00149f66" officeooo:paragraph-rsid="00149f66"/>
    </style:style>
    <style:style style:name="P11" style:family="paragraph" style:parent-style-name="Standard">
      <style:text-properties style:font-name="Droid Serif" officeooo:rsid="00149f66" officeooo:paragraph-rsid="0015e266"/>
    </style:style>
    <style:style style:name="P12" style:family="paragraph" style:parent-style-name="Standard">
      <style:text-properties style:font-name="Droid Serif" fo:font-size="18pt" fo:font-weight="bold" officeooo:rsid="00115906" officeooo:paragraph-rsid="00115906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Droid Serif" fo:font-size="14pt" fo:font-weight="bold" officeooo:rsid="00117085" officeooo:paragraph-rsid="0011708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Droid Serif" fo:font-size="14pt" fo:font-weight="bold" officeooo:paragraph-rsid="001390b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roid Serif" fo:font-size="14pt" fo:font-weight="bold" officeooo:rsid="001390bd" officeooo:paragraph-rsid="001390b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roid Serif" officeooo:rsid="0015e266" officeooo:paragraph-rsid="0015e266"/>
    </style:style>
    <style:style style:name="P17" style:family="paragraph" style:parent-style-name="Standard">
      <style:text-properties style:font-name="Droid Serif" officeooo:rsid="00164fb4" officeooo:paragraph-rsid="00164fb4"/>
    </style:style>
    <style:style style:name="P18" style:family="paragraph" style:parent-style-name="Standard">
      <style:text-properties style:font-name="Droid Serif" officeooo:rsid="0017cb79" officeooo:paragraph-rsid="0017cb79"/>
    </style:style>
    <style:style style:name="P19" style:family="paragraph" style:parent-style-name="Standard">
      <style:text-properties style:font-name="Droid Serif" officeooo:rsid="0019c503" officeooo:paragraph-rsid="0019c503"/>
    </style:style>
    <style:style style:name="P20" style:family="paragraph" style:parent-style-name="Standard">
      <style:text-properties style:font-name="Droid Serif" officeooo:rsid="001aa0be" officeooo:paragraph-rsid="001aa0be"/>
    </style:style>
    <style:style style:name="P21" style:family="paragraph" style:parent-style-name="Standard">
      <style:text-properties style:font-name="Droid Serif" fo:font-size="13pt" style:text-underline-style="solid" style:text-underline-width="auto" style:text-underline-color="font-color" fo:font-weight="bold" officeooo:rsid="001390bd" officeooo:paragraph-rsid="001390bd" style:font-size-asian="13pt" style:font-weight-asian="bold" style:font-size-complex="13pt" style:font-weight-complex="bold"/>
    </style:style>
    <style:style style:name="P22" style:family="paragraph" style:parent-style-name="Standard" style:list-style-name="L1">
      <style:text-properties style:font-name="Droid Serif" officeooo:rsid="00115906" officeooo:paragraph-rsid="00115906"/>
    </style:style>
    <style:style style:name="P23" style:family="paragraph" style:parent-style-name="Standard" style:list-style-name="L2">
      <style:text-properties style:font-name="Droid Serif" officeooo:rsid="0012335b" officeooo:paragraph-rsid="0012335b"/>
    </style:style>
    <style:style style:name="P24" style:family="paragraph" style:parent-style-name="Standard">
      <style:text-properties style:font-name="Droid Serif" officeooo:rsid="001aa0be" officeooo:paragraph-rsid="001aa0be"/>
    </style:style>
    <style:style style:name="P25" style:family="paragraph" style:parent-style-name="Standard">
      <style:text-properties style:font-name="Droid Serif" officeooo:rsid="001390bd" officeooo:paragraph-rsid="001b7604"/>
    </style:style>
    <style:style style:name="P26" style:family="paragraph" style:parent-style-name="Standard">
      <style:text-properties style:font-name="Droid Serif" fo:font-size="13pt" style:text-underline-style="solid" style:text-underline-width="auto" style:text-underline-color="font-color" fo:font-weight="bold" officeooo:rsid="001390bd" officeooo:paragraph-rsid="001b7604" style:font-size-asian="13pt" style:font-weight-asian="bold" style:font-size-complex="13pt" style:font-weight-complex="bold"/>
    </style:style>
    <style:style style:name="P27" style:family="paragraph" style:parent-style-name="Standard">
      <style:text-properties style:font-name="Droid Serif" officeooo:rsid="001b7604" officeooo:paragraph-rsid="001b7604"/>
    </style:style>
    <style:style style:name="P28" style:family="paragraph" style:parent-style-name="Standard">
      <style:text-properties style:font-name="Droid Serif" officeooo:rsid="001d2381" officeooo:paragraph-rsid="001d2381"/>
    </style:style>
    <style:style style:name="P29" style:family="paragraph" style:parent-style-name="Standard" style:list-style-name="L1">
      <style:text-properties style:font-name="Droid Serif" officeooo:rsid="001d2381" officeooo:paragraph-rsid="001d2381"/>
    </style:style>
    <style:style style:name="P30" style:family="paragraph" style:parent-style-name="Standard" style:list-style-name="L1">
      <style:text-properties style:font-name="Droid Serif" officeooo:paragraph-rsid="00115906"/>
    </style:style>
    <style:style style:name="P31" style:family="paragraph" style:parent-style-name="Standard">
      <style:text-properties style:font-name="Droid Serif" officeooo:paragraph-rsid="00115906"/>
    </style:style>
    <style:style style:name="T1" style:family="text">
      <style:text-properties officeooo:rsid="00115906"/>
    </style:style>
    <style:style style:name="T2" style:family="text">
      <style:text-properties officeooo:rsid="001390bd"/>
    </style:style>
    <style:style style:name="T3" style:family="text">
      <style:text-properties officeooo:rsid="0015e266"/>
    </style:style>
    <style:style style:name="T4" style:family="text">
      <style:text-properties officeooo:rsid="0019c503"/>
    </style:style>
    <style:style style:name="T5" style:family="text">
      <style:text-properties officeooo:rsid="001b7604"/>
    </style:style>
    <style:style style:name="T6" style:family="text">
      <style:text-properties officeooo:rsid="001d23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 LABS IDI:</text:p>
      <text:p text:style-name="P1"/>
      <text:p text:style-name="P12">OPEN GL:</text:p>
      <text:p text:style-name="P3"/>
      <text:p text:style-name="P13">Conceptes:</text:p>
      <text:p text:style-name="P4"/>
      <text:list xml:id="list1747612946896154731" text:style-name="L1">
        <text:list-item>
          <text:p text:style-name="P22">VAO: Vertex Array Object.</text:p>
        </text:list-item>
        <text:list-item>
          <text:p text:style-name="P30"><text:span text:style-name="T1">VBO: Vertex Buffer Object.</text:span></text:p>
        </text:list-item>
        <text:list-item>
          <text:p text:style-name="P29">OBS: Observador.</text:p>
        </text:list-item>
        <text:list-item>
          <text:p text:style-name="P29">VRB: punt en que et fixes.</text:p>
        </text:list-item>
        <text:list-item>
          <text:p text:style-name="P29">UP. Coordenada que centres.</text:p>
        </text:list-item>
      </text:list>
      <text:p text:style-name="P31"/>
      <text:p text:style-name="P13"><text:span text:style-name="T1">C</text:span>ompilació:</text:p>
      <text:p text:style-name="P4"/>
      <text:list xml:id="list8291024085914982869" text:style-name="L2">
        <text:list-item>
          <text:p text:style-name="P23">executar comanda #qmake-qt5</text:p>
        </text:list-item>
        <text:list-item>
          <text:p text:style-name="P23">executar ls comanda #make</text:p>
        </text:list-item>
        <text:list-item>
          <text:p text:style-name="P23">executar la comanda #./nom_executable</text:p>
        </text:list-item>
      </text:list>
      <text:p text:style-name="P5"/>
      <text:p text:style-name="P15">Blocs:</text:p>
      <text:p text:style-name="P14"/>
      <text:p text:style-name="P21">Bloc1:</text:p>
      <text:p text:style-name="P21"/>
      <text:p text:style-name="P6"><text:tab/>Sessió1:</text:p>
      <text:p text:style-name="P7">Només ens caldrà tocar el MyGLWidget.h I el MyGLWidget.cpp</text:p>
      <text:p text:style-name="P7"/>
      <text:p text:style-name="P6"><text:tab/><text:tab/>Ex1:</text:p>
      <text:p text:style-name="P6"/>
      <text:p text:style-name="P9">Per canviar les coordenades del vertex es tant fàcil com anar a MyGLWidget.cpp, en el lloc on es declara la variable vertices, I modificar les coordenades d'algun d'aquests vertex (o tots XD).</text:p>
      <text:p text:style-name="P9"/>
      <text:p text:style-name="P9"><text:span text:style-name="T2"><text:tab/><text:tab/>E</text:span>x2:</text:p>
      <text:p text:style-name="P9"><text:tab/></text:p>
      <text:p text:style-name="P10">En tots dos casos, només haurem de tocar el fitxer de MyGLWidget.cpp.</text:p>
      <text:p text:style-name="P10"/>
      <text:p text:style-name="P10">Amb dos triangles: glDrawArrays(GL_TRIANGLES, 0, 3); aquesta comanda ens indica que cada tres vertex tefinits (de la forma que hem modificat anteriorment) tindrem un triangle, per tant el numero 6 d'aquesta comanda indica el nombre de vertex que declararem en el nostre array. L'unic que caldrà fer es canviar el nombre de vertex a 6 I decalrar els 3 vertex nous per poder crear el triangle.</text:p>
      <text:p text:style-name="P10"/>
      <text:p text:style-name="P11">Amb Triangle_strip: <text:span text:style-name="T3">cal canviar la comanda anomenada anteriorment per la següent, </text:span>glDrawArrays(GL_TRIANGLE_<text:span text:style-name="T3">STRIP</text:span>, 0, <text:span text:style-name="T3">4</text:span>); <text:span text:style-name="T3">per dir que declararem 4 vertex. A diferencia del anterior, els tres primers vertex serveixen per crear un sol triangle, pero el 4 veertex (I els següents), agafaran els dos vertex declarats anteriorment I et formaran </text:span><text:soft-page-break/><text:span text:style-name="T3">un nou triangle. Et permet crear més ràpid la teva figura.</text:span></text:p>
      <text:p text:style-name="P11"/>
      <text:p text:style-name="P11"/>
      <text:p text:style-name="P11"/>
      <text:p text:style-name="P11"/>
      <text:p text:style-name="P11"><text:tab/><text:tab/><text:span text:style-name="T3">Ex3:</text:span></text:p>
      <text:p text:style-name="P11"/>
      <text:p text:style-name="P16">En aquest exercisi, és igual que l'anterior, amb la diferencia que hem d'afegir un vertex més per pode4r pintar la caseta. I si, de la forma que ho he fet jo, és seguint la metodologia del TRIANGLE_STRIP.</text:p>
      <text:p text:style-name="P16"/>
      <text:p text:style-name="P16"><text:tab/><text:tab/>Ex4:</text:p>
      <text:p text:style-name="P17">En aquest exercisi, si que haurem de modificar el MyGLWidget.h, ja que al haver de fer dos figures separades, cadascuna delles necessitarà un VBO I VAO propis. Per tant, primer que res s'han de declarar tant un VAO nou com un VBO nou.</text:p>
      <text:p text:style-name="P17">Seguidament, a la funció de crear buffers es duplicarà el codi, pero aquesta vegada amb els VAO I VBO que hem declarat anteriorment. (canvieu el vertex de la segona figura per a que la pogueu dferenciar). Finalment, a la funcio paintGL, dupliqueu les ultimes tres funcions, pero especifivcant la nova figura.</text:p>
      <text:p text:style-name="P9"/>
      <text:p text:style-name="P8"><text:tab/>Sessió2:</text:p>
      <text:p text:style-name="P18">En aquesta sessió, també caldrà tocar el fragment I vertex shader.</text:p>
      <text:p text:style-name="P18"/>
      <text:p text:style-name="P18"><text:tab/><text:tab/>Ex1:</text:p>
      <text:p text:style-name="P18">En el primer, només ens caldrà ficar en el document del fragment shader i <text:s/>modifica'l, tal com es mostra en el document. Caldrà diferenciar les coordenades del glc per definier els diferents colors.</text:p>
      <text:p text:style-name="P18"/>
      <text:p text:style-name="P18"><text:tab/><text:tab/>Ex2: </text:p>
      <text:p text:style-name="P19">Només ens cal afegir la següent comanda al fragment shader:</text:p>
      <text:p text:style-name="P19"><text:tab/>if (int(gl_FragCoord.y)%10&gt;=0 &amp;&amp; int(gl_FragCoord.y)%10&lt;5)discard;</text:p>
      <text:p text:style-name="P19">Ha de ser la primer comanda. El que fem es que depenent del modul de la figura, la fem invisible.</text:p>
      <text:p text:style-name="P18"/>
      <text:p text:style-name="P18"><text:tab/><text:tab/><text:span text:style-name="T4">Ex3:</text:span></text:p>
      <text:p text:style-name="P19">Anar al vertex shader I modificar l'unica linea que hi ha per la següent:</text:p>
      <text:p text:style-name="P19"><text:tab/>gl_Position = vec4 (vertex*0.5, 1.0);</text:p>
      <text:p text:style-name="P18"/>
      <text:p text:style-name="P8"><text:tab/>Sessió3:</text:p>
      <text:p text:style-name="P20">En primer lloc, hauràs de afegir a l'esquelet tot el codi que et demanen a les transparencies de la sessió3. A partir d'aqui, si tot funciona bé, clicant les tecles “D” I “S”, s'hauria d'escalar la mida de la figura.</text:p>
      <text:p text:style-name="P20"/>
      <text:p text:style-name="P20"><text:tab/><text:tab/>Ex1: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6">Bloc<text:span text:style-name="T5">2</text:span>:</text:p>
      <text:p text:style-name="P26"/>
      <text:p text:style-name="P25"><text:span text:style-name="T5">En aquest bloc, ens dedicarem a jugar amb les càmares </text:span><text:tab/><text:span text:style-name="T5">(prespectiva I ortogonal), a part de carregar models en el nostre projecte.</text:span></text:p>
      <text:p text:style-name="P25"/>
      <text:p text:style-name="P25"><text:tab/>Sessió<text:span text:style-name="T5">4</text:span>:</text:p>
      <text:p text:style-name="P25"/>
      <text:p text:style-name="P25"><text:tab/><text:tab/><text:span text:style-name="T5">Ex1:</text:span></text:p>
      <text:p text:style-name="P27">Només ens cal col·locar una càmara prespectiva tal I com surt a les transparencies de la sessió4. El resultat final, veurem que no es veu tota la figura, ja que al ser amb càmare prespectiva, la figura es veurà escalada desuniformement.</text:p>
      <text:p text:style-name="P27"/>
      <text:p text:style-name="P27"><text:tab/><text:tab/>Ex2:</text:p>
      <text:p text:style-name="P28">Anteriorment, per defecte l'OBS es troba en les coordenades 0,0,0 , per tant li canviem la seva posició per tal que puguem veure tota la figura. Com podem veure, la figura tindrà la mateixa forma que l'esquelet incicial.</text:p>
      <text:p text:style-name="P28"/>
      <text:p text:style-name="P27"><text:tab/><text:tab/><text:span text:style-name="T6">Ex3:</text:span></text:p>
      <text:p text:style-name="P28">Per modificar el vector UP, només ens caldrà anar a la funció de viewTransform(), I a la seva primera linea, al lookAt, el tercer paràmetre li canviem les diferents coordenades del vector UP.</text:p>
      <text:p text:style-name="P28"/>
      <text:p text:style-name="P28"><text:tab/><text:tab/>Ex4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1:04:52.881175647</meta:creation-date>
    <dc:date>2016-11-22T11:40:46.049948674</dc:date>
    <meta:editing-duration>PT1H25M</meta:editing-duration>
    <meta:editing-cycles>7</meta:editing-cycles>
    <meta:generator>LibreOffice/5.0.6.3$Linux_X86_64 LibreOffice_project/00m0$Build-3</meta:generator>
    <meta:document-statistic meta:table-count="0" meta:image-count="0" meta:object-count="0" meta:page-count="3" meta:paragraph-count="52" meta:word-count="647" meta:character-count="3836" meta:non-whitespace-character-count="3214"/>
  </office:meta>
</office:document-meta>
</file>